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072cm" fo:min-width="0.822cm" fo:padding-top="0.125cm" fo:padding-bottom="0.125cm" fo:padding-left="0.25cm" fo:padding-right="0.25cm" loext:decorative="false"/>
    </style:style>
    <style:style style:name="gr4" style:family="graphic" style:parent-style-name="objectwithoutfill">
      <style:graphic-properties svg:stroke-width="0.1cm" svg:stroke-color="#111111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5" style:family="graphic" style:parent-style-name="standard">
      <style:graphic-properties svg:stroke-color="#2a6099" draw:fill="solid" draw:fill-color="#eeeeee" draw:textarea-horizontal-align="justify" draw:textarea-vertical-align="middle" draw:auto-grow-height="false" fo:min-height="0.104cm" fo:min-width="0cm" loext:decorative="false"/>
    </style:style>
    <style:style style:name="gr6" style:family="graphic" style:parent-style-name="standard">
      <style:graphic-properties svg:stroke-color="#111111" draw:fill="solid" draw:fill-color="#1c1c1c" draw:textarea-horizontal-align="justify" draw:textarea-vertical-align="middle" draw:auto-grow-height="false" fo:min-height="0cm" fo:min-width="0cm" loext:decorative="false"/>
    </style:style>
    <style:style style:name="gr7" style:family="graphic" style:parent-style-name="standard">
      <style:graphic-properties svg:stroke-color="#111111" draw:fill="solid" draw:fill-color="#1c1c1c" draw:textarea-horizontal-align="justify" draw:textarea-vertical-align="middle" draw:auto-grow-height="false" fo:min-height="0.458cm" fo:min-width="0.208cm" loext:decorative="false"/>
    </style:style>
    <style:style style:name="gr8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  <style:paragraph-properties style:writing-mode="lr-tb"/>
    </style:style>
    <style:style style:name="gr9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  <style:paragraph-properties style:writing-mode="lr-tb"/>
    </style:style>
    <style:style style:name="gr10" style:family="graphic" style:parent-style-name="standard">
      <style:graphic-properties svg:stroke-color="#b2b2b2" draw:fill="solid" draw:fill-color="#eeeeee" draw:textarea-horizontal-align="justify" draw:textarea-vertical-align="middle" draw:auto-grow-height="false" fo:min-height="0cm" fo:min-width="0.234cm" draw:shadow="hidden" loext:decorative="false"/>
    </style:style>
    <style:style style:name="gr11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2">
      <style:graphic-properties draw:stroke="solid" svg:stroke-width="0.03cm" svg:stroke-color="#ffbf00" draw:marker-start="" draw:marker-start-width="0.21cm" draw:marker-start-center="false" draw:marker-end="" draw:marker-end-width="0.21cm" draw:marker-end-center="false" draw:stroke-linejoin="round" svg:stroke-linecap="round" draw:fill="solid" draw:fill-color="#ff0000" draw:gradient-step-count="0" draw:textarea-horizontal-align="justify" draw:textarea-vertical-align="middle" draw:auto-grow-height="false" draw:fit-to-size="false" style:shrink-to-fit="false" fo:min-height="0cm" fo:min-width="0cm" fo:padding-top="0.123cm" fo:padding-bottom="0.123cm" fo:padding-left="0.248cm" fo:padding-right="0.248cm" fo:wrap-option="wrap" draw:shadow="hidden" draw:shadow-offset-x="0.071cm" draw:shadow-offset-y="0.071cm" draw:shadow-color="#ff8000" loext:decorative="false"/>
      <style:paragraph-properties style:writing-mode="lr-tb"/>
    </style:style>
    <style:style style:name="gr21" style:family="graphic" style:parent-style-name="standard" style:list-style-name="L2">
      <style:graphic-properties draw:stroke="solid" svg:stroke-width="0.03cm" svg:stroke-color="#ffbf00" draw:marker-start="" draw:marker-start-width="0.21cm" draw:marker-start-center="false" draw:marker-end="" draw:marker-end-width="0.21cm" draw:marker-end-center="false" draw:stroke-linejoin="round" svg:stroke-linecap="round" draw:fill="solid" draw:fill-color="#ff0000" draw:gradient-step-count="0" draw:textarea-horizontal-align="justify" draw:textarea-vertical-align="middle" draw:auto-grow-height="false" draw:fit-to-size="false" style:shrink-to-fit="false" fo:min-height="0cm" fo:min-width="0cm" fo:padding-top="0.123cm" fo:padding-bottom="0.123cm" fo:padding-left="0.248cm" fo:padding-right="0.248cm" fo:wrap-option="wrap" draw:shadow="hidden" draw:shadow-offset-x="0.071cm" draw:shadow-offset-y="0.071cm" draw:shadow-color="#ff8000" loext:decorative="false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1c1c1c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solid" draw:fill-color="#1c1c1c" draw:gradient-step-count="6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0000" draw:gradient-step-count="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5cm" svg:height="2.5cm" svg:x="0.5cm" svg:y="0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0.874cm" svg:y1="1.5cm" svg:x2="0.625cm" svg:y2="2cm">
          <text:p/>
        </draw:line>
        <draw:line draw:style-name="gr4" draw:text-style-name="P3" draw:layer="layout" svg:x1="1.625cm" svg:y1="2cm" svg:x2="1.874cm" svg:y2="1.5cm">
          <text:p/>
        </draw:line>
        <draw:custom-shape draw:style-name="gr5" draw:text-style-name="P1" draw:layer="layout" svg:width="0.5cm" svg:height="0.5cm" svg:x="1cm" svg:y="0.75cm">
          <text:p/>
          <draw:enhanced-geometry svg:viewBox="0 0 21600 21600" draw:glue-points="10800 0 3163 3163 0 10800 3163 18437 10800 21600 18437 18437 21600 10800 18437 3163" draw:text-areas="3163 3163 18437 18437" draw:type="smiley" draw:modifiers="16524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4" draw:layer="layout" svg:width="0.5cm" svg:height="0.25cm" svg:x="1cm" svg:y="0.55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4052.6946107784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0.5cm" svg:height="0.5cm" svg:x="1cm" svg:y="2.25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smiley" draw:modifiers="16524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4" draw:layer="layout" svg:width="0.5cm" svg:height="0.25cm" svg:x="1cm" svg:y="2.7cm">
          <text:p/>
          <draw:enhanced-geometry svg:viewBox="0 0 21600 21600" draw:mirror-horizontal="true" draw:mirror-vertical="true" draw:glue-points="?f6 10800 10800 21600 ?f5 10800 10800 0" draw:text-areas="?f3 ?f3 ?f4 ?f4" draw:type="trapezoid" draw:modifiers="4052.6946107784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4" draw:layer="layout" svg:width="1cm" svg:height="1cm" svg:x="0.75cm" svg:y="1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6" draw:layer="layout" svg:width="0.249cm" svg:height="0.286cm" svg:x="1.75cm" svg:y="0.464cm" svg:viewBox="0 0 250 287" svg:d="M39 240c-8-3-15-8-20-14-6-6-11-14-14-23s-5-18-5-29c0-12 2-24 6-37 5-13 11-27 21-42 9-15 22-30 37-46 16-15 34-31 56-48 1 0 1 0 1 0 1-1 3-1 4-1s3 0 4 1c23 17 41 33 57 48 15 16 27 31 37 46s16 29 21 42c4 13 6 25 6 37 0 11-2 20-5 29s-8 17-14 23c-5 6-12 11-20 14-7 4-15 6-23 6-7 0-14-2-21-4-6-3-13-6-19-11s-12-12-17-19c0-1-1-2-1-2 12 63 46 40 65 77h-140c19-37 53-14 65-77 0 0-1 1-1 2-5 7-11 14-17 19s-13 8-19 11c-7 2-14 4-21 4-8 0-16-2-23-6z">
          <text:p text:style-name="P5"><text:span text:style-name="T1">J</text:span></text:p>
        </draw:path>
        <draw:path draw:style-name="gr9" draw:text-style-name="P6" draw:layer="layout" svg:width="0.249cm" svg:height="0.286cm" draw:transform="rotate (-3.14159265358979) translate (0.750035168051833cm 3.03697613721104cm)" svg:viewBox="0 0 250 287" svg:d="M39 240c-8-3-15-8-20-14-6-6-11-14-14-23s-5-18-5-29c0-12 2-24 6-37 5-13 11-27 21-42 9-15 22-30 37-46 16-15 34-31 56-48 1 0 1 0 1 0 1-1 3-1 4-1s3 0 4 1c23 17 41 33 57 48 15 16 27 31 37 46s16 29 21 42c4 13 6 25 6 37 0 11-2 20-5 29s-8 17-14 23c-5 6-12 11-20 14-7 4-15 6-23 6-7 0-14-2-21-4-6-3-13-6-19-11s-12-12-17-19c0-1-1-2-1-2 12 63 46 40 65 77h-140c19-37 53-14 65-77 0 0-1 1-1 2-5 7-11 14-17 19s-13 8-19 11c-7 2-14 4-21 4-8 0-16-2-23-6z">
          <text:p text:style-name="P5"><text:span text:style-name="T1">J</text:span></text:p>
        </draw:path>
        <draw:polygon draw:style-name="gr10" draw:text-style-name="P1" draw:layer="layout" svg:width="0.828cm" svg:height="1cm" svg:x="0.835cm" svg:y="1.249cm" svg:viewBox="0 0 829 1001" draw:points="64,95 315,0 315,320 459,320 639,7 829,180 765,292 765,300 766,300 766,906 515,1001 515,901 514,901 514,681 371,681 190,994 0,821 64,711 64,100">
          <text:p/>
        </draw:polygon>
        <draw:path draw:style-name="gr11" draw:text-style-name="P6" draw:layer="layout" svg:width="0.101cm" svg:height="0.116cm" svg:x="1.45cm" svg:y="1.383cm" svg:viewBox="0 0 102 117" svg:d="M16 98c-3-1-6-3-8-6-3-2-5-5-6-9s-2-7-2-12 1-10 2-15c2-5 5-11 9-17s9-12 15-19c7-6 14-13 23-20 1 0 2 0 2 0 0 0 1 0 2 0 9 7 16 14 23 20 6 7 11 13 15 19s7 12 9 17c1 5 2 10 2 15s-1 8-2 12-3 7-6 9c-2 3-5 5-8 6-3 2-6 3-9 3s-6-1-9-2c-2-1-5-3-8-5-2-2-4-5-6-7 0-1-1-1-1-1 5 26 19 16 27 31h-58c8-15 22-5 27-31v1c-2 2-5 5-7 7-3 2-6 4-8 5-3 1-6 2-9 2s-6-1-9-3z">
          <text:p/>
        </draw:path>
        <draw:path draw:style-name="gr12" draw:text-style-name="P6" draw:layer="layout" svg:width="0.101cm" svg:height="0.116cm" svg:x="0.976cm" svg:y="1.383cm" svg:viewBox="0 0 102 117" svg:d="M16 98c-3-1-6-3-8-6-3-2-5-5-6-9s-2-7-2-12 1-10 2-15c2-5 5-11 9-17s9-12 15-19c7-6 14-13 23-20 1 0 2 0 2 0 0 0 1 0 2 0 9 7 16 14 23 20 6 7 11 13 15 19s7 12 9 17c1 5 2 10 2 15s-1 8-2 12-3 7-6 9c-2 3-5 5-8 6-3 2-6 3-9 3s-6-1-9-2c-2-1-5-3-8-5-2-2-4-5-6-7 0-1-1-1-1-1 5 26 19 16 27 31h-58c8-15 22-5 27-31v1c-2 2-5 5-7 7-3 2-6 4-8 5-3 1-6 2-9 2s-6-1-9-3z">
          <text:p/>
        </draw:path>
        <draw:path draw:style-name="gr13" draw:text-style-name="P6" draw:layer="layout" svg:width="0.101cm" svg:height="0.116cm" draw:transform="rotate (-3.14159265358979) translate (1.05012433438122cm 2.11611506236378cm)" svg:viewBox="0 0 102 117" svg:d="M16 98c-3-1-6-3-8-6-3-2-5-5-6-9s-2-7-2-12 1-10 2-15c2-5 5-11 9-17s9-12 15-19c7-6 14-13 23-20 1 0 2 0 2 0 0 0 1 0 2 0 9 7 16 14 23 20 6 7 11 13 15 19s7 12 9 17c1 5 2 10 2 15s-1 8-2 12-3 7-6 9c-2 3-5 5-8 6-3 2-6 3-9 3s-6-1-9-2c-2-1-5-3-8-5-2-2-4-5-6-7 0-1-1-1-1-1 5 26 19 16 27 31h-58c8-15 22-5 27-31v1c-2 2-5 5-7 7-3 2-6 4-8 5-3 1-6 2-9 2s-6-1-9-3z">
          <text:p/>
        </draw:path>
        <draw:path draw:style-name="gr14" draw:text-style-name="P6" draw:layer="layout" svg:width="0.101cm" svg:height="0.116cm" draw:transform="rotate (-3.14159265358979) translate (1.52412433438122cm 2.11611506236378cm)" svg:viewBox="0 0 102 117" svg:d="M16 98c-3-1-6-3-8-6-3-2-5-5-6-9s-2-7-2-12 1-10 2-15c2-5 5-11 9-17s9-12 15-19c7-6 14-13 23-20 1 0 2 0 2 0 0 0 1 0 2 0 9 7 16 14 23 20 6 7 11 13 15 19s7 12 9 17c1 5 2 10 2 15s-1 8-2 12-3 7-6 9c-2 3-5 5-8 6-3 2-6 3-9 3s-6-1-9-2c-2-1-5-3-8-5-2-2-4-5-6-7 0-1-1-1-1-1 5 26 19 16 27 31h-58c8-15 22-5 27-31v1c-2 2-5 5-7 7-3 2-6 4-8 5-3 1-6 2-9 2s-6-1-9-3z">
          <text:p/>
        </draw:path>
        <draw:path draw:style-name="gr15" draw:text-style-name="P6" draw:layer="layout" svg:width="0.203cm" svg:height="0.233cm" svg:x="1.148cm" svg:y="1.632cm" svg:viewBox="0 0 204 234" svg:d="M32 196c-7-3-12-7-17-12-4-5-8-11-11-18-2-8-4-15-4-24 0-10 2-20 5-30 4-11 9-22 17-35 7-12 18-24 30-37 13-12 28-25 46-39 1 0 1 0 1 0 0-1 2-1 3-1s2 0 3 1c19 14 34 27 47 39 12 13 22 25 30 37 8 13 13 24 17 35 3 10 5 20 5 30 0 9-2 16-4 24-3 7-7 13-12 18-4 5-9 9-16 12-6 3-12 5-19 5-5 0-11-2-17-4-5-2-10-5-15-9s-10-9-14-15c0-1-1-2-1-2 10 52 38 33 53 63h-114c15-30 43-11 53-63 0 0-1 1-1 2-4 6-9 11-14 15s-10 7-15 9c-6 2-12 4-17 4-7 0-13-2-19-5z">
          <text:p/>
        </draw:path>
        <draw:path draw:style-name="gr16" draw:text-style-name="P6" draw:layer="layout" svg:width="0.101cm" svg:height="0.116cm" svg:x="0.976cm" svg:y="1.633cm" svg:viewBox="0 0 102 117" svg:d="M16 98c-3-1-6-3-8-6-3-2-5-5-6-9s-2-7-2-12 1-10 2-15c2-5 5-11 9-17s9-12 15-19c7-6 14-13 23-20 1 0 2 0 2 0 0 0 1 0 2 0 9 7 16 14 23 20 6 7 11 13 15 19s7 12 9 17c1 5 2 10 2 15s-1 8-2 12-3 7-6 9c-2 3-5 5-8 6-3 2-6 3-9 3s-6-1-9-2c-2-1-5-3-8-5-2-2-4-5-6-7 0-1-1-1-1-1 5 26 19 16 27 31h-58c8-15 22-5 27-31v1c-2 2-5 5-7 7-3 2-6 4-8 5-3 1-6 2-9 2s-6-1-9-3z">
          <text:p/>
        </draw:path>
        <draw:path draw:style-name="gr17" draw:text-style-name="P6" draw:layer="layout" svg:width="0.101cm" svg:height="0.116cm" draw:transform="rotate (-3.14159265358979) translate (1.52412433438122cm 1.86711506236378cm)" svg:viewBox="0 0 102 117" svg:d="M16 98c-3-1-6-3-8-6-3-2-5-5-6-9s-2-7-2-12 1-10 2-15c2-5 5-11 9-17s9-12 15-19c7-6 14-13 23-20 1 0 2 0 2 0 0 0 1 0 2 0 9 7 16 14 23 20 6 7 11 13 15 19s7 12 9 17c1 5 2 10 2 15s-1 8-2 12-3 7-6 9c-2 3-5 5-8 6-3 2-6 3-9 3s-6-1-9-2c-2-1-5-3-8-5-2-2-4-5-6-7 0-1-1-1-1-1 5 26 19 16 27 31h-58c8-15 22-5 27-31v1c-2 2-5 5-7 7-3 2-6 4-8 5-3 1-6 2-9 2s-6-1-9-3z">
          <text:p/>
        </draw:path>
        <draw:path draw:style-name="gr18" draw:text-style-name="P6" draw:layer="layout" svg:width="0.101cm" svg:height="0.116cm" svg:x="1.361cm" svg:y="1.567cm" svg:viewBox="0 0 102 117" svg:d="M16 98c-3-1-6-3-8-6-3-2-5-5-6-9s-2-7-2-12 1-10 2-15c2-5 5-11 9-17s9-12 15-19c7-6 14-13 23-20 1 0 2 0 2 0 0 0 1 0 2 0 9 7 16 14 23 20 6 7 11 13 15 19s7 12 9 17c1 5 2 10 2 15s-1 8-2 12-3 7-6 9c-2 3-5 5-8 6-3 2-6 3-9 3s-6-1-9-2c-2-1-5-3-8-5-2-2-4-5-6-7 0-1-1-1-1-1 5 26 19 16 27 31h-58c8-15 22-5 27-31v1c-2 2-5 5-7 7-3 2-6 4-8 5-3 1-6 2-9 2s-6-1-9-3z">
          <text:p/>
        </draw:path>
        <draw:path draw:style-name="gr19" draw:text-style-name="P6" draw:layer="layout" svg:width="0.101cm" svg:height="0.116cm" draw:transform="rotate (-3.14159265358979) translate (1.13912433438122cm 1.93211506236378cm)" svg:viewBox="0 0 102 117" svg:d="M16 98c-3-1-6-3-8-6-3-2-5-5-6-9s-2-7-2-12 1-10 2-15c2-5 5-11 9-17s9-12 15-19c7-6 14-13 23-20 1 0 2 0 2 0 0 0 1 0 2 0 9 7 16 14 23 20 6 7 11 13 15 19s7 12 9 17c1 5 2 10 2 15s-1 8-2 12-3 7-6 9c-2 3-5 5-8 6-3 2-6 3-9 3s-6-1-9-2c-2-1-5-3-8-5-2-2-4-5-6-7 0-1-1-1-1-1 5 26 19 16 27 31h-58c8-15 22-5 27-31v1c-2 2-5 5-7 7-3 2-6 4-8 5-3 1-6 2-9 2s-6-1-9-3z">
          <text:p/>
        </draw:path>
        <draw:path draw:style-name="gr20" draw:text-style-name="P7" draw:layer="layout" svg:width="0.167cm" svg:height="0.499cm" svg:x="1.79cm" svg:y="1cm" svg:viewBox="0 0 168 500" svg:d="M25 25v-1c11-10 24-17 38-21s29-4 43 0 27 11 38 21c10 11 17 24 21 38s4 29 0 43-11 27-21 38l-42 41 66 66-66 66c13 14 27 28 41 41 10 10 18 23 21 38 4 14 4 29 0 43-3 14-11 27-21 37v1c-11 10-24 17-38 21s-29 4-43 0-27-11-38-21c-10-11-17-24-21-38s-4-29 0-43 11-27 21-38l42-41-65-66 66-66c-14-14-28-27-42-41-10-10-18-23-21-38-4-14-4-29 0-43 3-14 11-27 21-37z">
          <text:p/>
        </draw:path>
        <draw:path draw:style-name="gr21" draw:text-style-name="P7" draw:layer="layout" svg:width="0.167cm" svg:height="0.499cm" draw:transform="rotate (-3.14159265358979) translate (0.710137887337674cm 2.50033288948069cm)" svg:viewBox="0 0 168 500" svg:d="M25 25v-1c11-10 24-17 38-21s29-4 43 0 27 11 38 21c10 11 17 24 21 38s4 29 0 43-11 27-21 38l-42 41 66 66-66 66c13 14 27 28 41 41 10 10 18 23 21 38 4 14 4 29 0 43-3 14-11 27-21 37v1c-11 10-24 17-38 21s-29 4-43 0-27-11-38-21c-10-11-17-24-21-38s-4-29 0-43 11-27 21-38l42-41-65-66 66-66c-14-14-28-27-42-41-10-10-18-23-21-38-4-14-4-29 0-43 3-14 11-27 21-37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Sunshine" draw:style="radial" draw:cx="66%" draw:cy="33%" draw:start-color="#ffbf00" draw:end-color="#ffff00" draw:start-intensity="100%" draw:end-intensity="100%" draw:border="33%">
      <loext:gradient-stop svg:offset="0" loext:color-type="rgb" loext:color-value="#ffbf00"/>
      <loext:gradient-stop svg:offset="1" loext:color-type="rgb" loext:color-value="#ffff00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4-17T12:29:57.786000000</dc:date>
    <meta:editing-duration>PT2H15M43S</meta:editing-duration>
    <meta:editing-cycles>35</meta:editing-cycles>
    <meta:generator>LibreOffice/24.2.1.2$Windows_X86_64 LibreOffice_project/db4def46b0453cc22e2d0305797cf981b68ef5ac</meta:generator>
    <meta:document-statistic meta:object-count="24"/>
  </office:meta>
</office:document-meta>
</file>